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20201b" officeooo:paragraph-rsid="0020201b" style:font-size-asian="10.5pt" style:font-size-complex="12pt"/>
    </style:style>
    <style:style style:name="P2" style:family="paragraph" style:parent-style-name="Preformatted_20_Text">
      <style:text-properties fo:font-size="12pt" officeooo:rsid="00206108" officeooo:paragraph-rsid="00206108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ffrey Lansford</text:p>
      <text:p text:style-name="P2"/>
      <text:p text:style-name="P1"/>
      <text:p text:style-name="P1">Task1:</text:p>
      <text:p text:style-name="P1">The reason why the book uses pointer to pointer because in oder</text:p>
      <text:p text:style-name="P1">to use the insert function with the list, it needs an argument,</text:p>
      <text:p text:style-name="P1">*sPtr, and the list in itself, is a pointer. Without this, the</text:p>
      <text:p text:style-name="P1">function could not change the nodes to insert the value into the</text:p>
      <text:p text:style-name="P1">list. This reasoning sounds good, but it is complex to use since you</text:p>
      <text:p text:style-name="P1">can come across many problems with pointers not being used.</text:p>
      <text:p text:style-name="P1"/>
      <text:p text:style-name="P1"/>
      <text:p text:style-name="P1"/>
      <text:p text:style-name="P1"/>
      <text:p text:style-name="P1"/>
      <text:p text:style-name="P1">Test Cases for Task 2</text:p>
      <text:p text:style-name="P1">1, 3, 2</text:p>
      <text:p text:style-name="P1">a, c, b</text:p>
      <text:p text:style-name="P1">1, a, 2, b, 3,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7:20:48.596088257</dc:date>
    <meta:generator>LibreOffice/4.2.8.2$Linux_X86_64 LibreOffice_project/420m0$Build-2</meta:generator>
    <meta:editing-duration>PT14S</meta:editing-duration>
    <meta:editing-cycles>2</meta:editing-cycles>
    <meta:document-statistic meta:table-count="0" meta:image-count="0" meta:object-count="0" meta:page-count="1" meta:paragraph-count="12" meta:word-count="91" meta:character-count="462" meta:non-whitespace-character-count="373"/>
  </office:meta>
</office:document-meta>
</file>